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6b2331" officeooo:paragraph-rsid="006b2331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paragraph-rsid="001c0208"/>
    </style:style>
    <style:style style:name="P6" style:family="paragraph" style:parent-style-name="Standard" style:list-style-name="L1">
      <style:text-properties officeooo:paragraph-rsid="0069cd0e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50ec8" officeooo:paragraph-rsid="00450ec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0ec8" officeooo:paragraph-rsid="0049fb5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5a6" officeooo:paragraph-rsid="0049fb5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208e" officeooo:paragraph-rsid="0069cd0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25ae3" officeooo:paragraph-rsid="006b2331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rsid="004af8a3" officeooo:paragraph-rsid="0069cd0e" style:font-size-asian="12pt" style:font-size-complex="12pt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" fo:font-size="12pt" officeooo:rsid="004716f0" officeooo:paragraph-rsid="0069cd0e" style:font-size-asian="12pt" style:font-size-complex="12pt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fo:font-size="12pt" officeooo:rsid="0054f6ab" officeooo:paragraph-rsid="0069cd0e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officeooo:rsid="004b09c8" officeooo:paragraph-rsid="0069cd0e" style:font-size-asian="12pt" style:font-size-complex="12pt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" fo:font-size="12pt" officeooo:rsid="0047a3e7" officeooo:paragraph-rsid="0069cd0e" style:font-size-asian="12pt" style:font-size-complex="12pt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" fo:font-size="12pt" officeooo:rsid="00425ae3" officeooo:paragraph-rsid="0069cd0e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" fo:font-size="12pt" officeooo:rsid="00425ae3" officeooo:paragraph-rsid="006b2331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paragraph-rsid="0033e44b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ec9f8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2340b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9fb5f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3e4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9c6f3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2340b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officeooo:rsid="0066601b" officeooo:paragraph-rsid="0066601b"/>
    </style:style>
    <style:style style:name="P28" style:family="paragraph" style:parent-style-name="Standard" style:list-style-name="L1">
      <style:text-properties style:font-name="DejaVu Sans Condensed" officeooo:paragraph-rsid="0069cd0e"/>
    </style:style>
    <style:style style:name="P29" style:family="paragraph" style:parent-style-name="Standard" style:list-style-name="L4">
      <style:text-properties style:font-name="DejaVu Sans Condensed" officeooo:paragraph-rsid="003a516d"/>
    </style:style>
    <style:style style:name="P30" style:family="paragraph" style:parent-style-name="Standard" style:list-style-name="L4">
      <style:text-properties style:font-name="DejaVu Sans Condensed" officeooo:paragraph-rsid="00389feb"/>
    </style:style>
    <style:style style:name="P31" style:family="paragraph" style:parent-style-name="Standard" style:list-style-name="L4">
      <style:text-properties style:font-name="DejaVu Sans Condensed" officeooo:rsid="0059593b" officeooo:paragraph-rsid="0059593b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49fb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516d" style:font-weight-asian="bold" style:font-weight-complex="bold"/>
    </style:style>
    <style:style style:name="T3" style:family="text">
      <style:text-properties fo:font-weight="bold" officeooo:rsid="00549cf5" style:font-weight-asian="bold" style:font-weight-complex="bold"/>
    </style:style>
    <style:style style:name="T4" style:family="text">
      <style:text-properties fo:font-weight="bold" officeooo:rsid="0056003b" style:font-weight-asian="bold" style:font-weight-complex="bold"/>
    </style:style>
    <style:style style:name="T5" style:family="text">
      <style:text-properties fo:font-weight="bold" officeooo:rsid="00450ec8" style:font-weight-asian="bold" style:font-weight-complex="bold"/>
    </style:style>
    <style:style style:name="T6" style:family="text">
      <style:text-properties fo:font-weight="bold" officeooo:rsid="0049fb5f" style:font-weight-asian="bold" style:font-weight-complex="bold"/>
    </style:style>
    <style:style style:name="T7" style:family="text">
      <style:text-properties officeooo:rsid="0049fb5f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9cd0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f910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25ae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baee1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9cd0e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716f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af8a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officeooo:rsid="00425ae3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47a3e7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4af8a3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6b2331" style:font-size-asian="12pt" style:font-size-complex="12pt"/>
    </style:style>
    <style:style style:name="T23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30263c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4b8878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3f5c45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2f2ab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5f939b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3148d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4ec9f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51306c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376743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62340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63208e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5c4ce5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37268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bold" officeooo:rsid="0059c6f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officeooo:rsid="003a516d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officeooo:rsid="004716f0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bold" officeooo:rsid="004af8a3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fo:font-size="12pt" fo:font-weight="bold" officeooo:rsid="00425ae3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fo:font-size="12pt" fo:font-weight="bold" officeooo:rsid="004baee1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47a3e7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6f45ed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fo:font-size="12pt" fo:font-weight="normal" officeooo:rsid="004ec9f8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fo:font-size="12pt" fo:font-weight="normal" officeooo:rsid="0051306c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fo:font-size="12pt" fo:font-weight="normal" officeooo:rsid="0057bd80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fo:font-size="12pt" fo:font-weight="normal" officeooo:rsid="00376743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fo:font-size="12pt" fo:font-weight="normal" officeooo:rsid="005c4ce5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fo:font-size="12pt" fo:font-weight="normal" officeooo:rsid="0062340b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fo:font-size="12pt" fo:font-weight="normal" officeooo:rsid="0063208e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49fb5f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normal" officeooo:rsid="00636bf4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fo:font-size="12pt" fo:font-weight="normal" officeooo:rsid="0064027f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59c6f3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3a516d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4a4922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3f7281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59593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389feb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4af8a3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6b2331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officeooo:rsid="004716f0" style:font-size-asian="12pt" style:font-size-complex="12pt"/>
    </style:style>
    <style:style style:name="T70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71" style:family="text">
      <style:text-properties style:text-line-through-style="none" style:text-line-through-type="none" fo:font-size="12pt" officeooo:rsid="0047a3e7" style:font-size-asian="12pt" style:font-size-complex="12pt"/>
    </style:style>
    <style:style style:name="T72" style:family="text">
      <style:text-properties officeooo:rsid="00450ec8"/>
    </style:style>
    <style:style style:name="T73" style:family="text">
      <style:text-properties officeooo:rsid="004c1621"/>
    </style:style>
    <style:style style:name="T74" style:family="text">
      <style:text-properties officeooo:rsid="00549cf5"/>
    </style:style>
    <style:style style:name="T75" style:family="text">
      <style:text-properties fo:font-weight="normal" officeooo:rsid="0049fb5f" style:font-weight-asian="normal" style:font-weight-complex="normal"/>
    </style:style>
    <style:style style:name="T76" style:family="text">
      <style:text-properties fo:font-size="12pt" fo:font-weight="bold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49fb5f" style:font-size-asian="12pt" style:font-size-complex="12pt"/>
    </style:style>
    <style:style style:name="T8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57bd80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64027f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84" style:family="text">
      <style:text-properties officeooo:rsid="0047a3e7"/>
    </style:style>
    <style:style style:name="T85" style:family="text">
      <style:text-properties officeooo:rsid="004c1cb5"/>
    </style:style>
    <style:style style:name="T86" style:family="text">
      <style:text-properties officeooo:rsid="006b2331"/>
    </style:style>
    <style:style style:name="T87" style:family="text">
      <style:text-properties officeooo:rsid="006c55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5">3</text:span><text:span text:style-name="T46">0</text:span><text:span text:style-name="T26">1</text:span><text:span text:style-name="T24"> - </text:span><text:span text:style-name="T25">Flight - </text:span><text:span text:style-name="T27">Pre</text:span><text:span text:style-name="T25">f</text:span><text:span text:style-name="T28">light</text:span><text:span text:style-name="T29">,</text:span><text:span text:style-name="T30"> </text:span><text:span text:style-name="T31">Performance Limits</text:span></text:p>
      <text:p text:style-name="P1"/>
      <text:p text:style-name="P1"><text:span text:style-name="T86">PILOT </text:span>Before takeoff (hot start or auto <text:span text:style-name="T87">cold </text:span>started) -- <text:span text:style-name="T73">WIP</text:span></text:p>
      <text:list xml:id="list3922888384" text:style-name="L1">
        <text:list-item>
          <text:p text:style-name="P7"><text:span text:style-name="T77">R</text:span><text:span text:style-name="T76">WR</text:span><text:span text:style-name="T78"> ... </text:span><text:span text:style-name="T76">ON</text:span><text:span text:style-name="T78"> </text:span><text:span text:style-name="T79">(left wall)</text:span></text:p>
        </text:list-item>
        <text:list-item>
          <text:p text:style-name="P8"><text:span text:style-name="T1">Fan</text:span> ... <text:span text:style-name="T1">ON</text:span> <text:span text:style-name="T7">(left wall)</text:span></text:p>
        </text:list-item>
        <text:list-item>
          <text:p text:style-name="P9"><text:span text:style-name="T1">IFF</text:span> ... <text:span text:style-name="T1">ON</text:span><text:span text:style-name="T72"> </text:span><text:span text:style-name="T7">(left wall)</text:span></text:p>
        </text:list-item>
        <text:list-item>
          <text:p text:style-name="P21"><text:span text:style-name="T32">DO NOT</text:span><text:span text:style-name="T48"> turn on </text:span><text:span text:style-name="T32">Airspeed to D</text:span><text:span text:style-name="T33">I</text:span><text:span text:style-name="T32">SS</text:span><text:span text:style-name="T48"> switch </text:span><text:span text:style-name="T49">(left wall)</text:span><text:span text:style-name="T48">, </text:span><text:span text:style-name="T50">that is for emergency use or in case of damage to main doppler system</text:span><text:span text:style-name="T48">. <text:s/></text:span><text:span text:style-name="T50">It will make the moving map and airspeed indicator inaccurate.</text:span></text:p>
        </text:list-item>
        <text:list-item>
          <text:p text:style-name="P22"><text:span text:style-name="T34">Lights</text:span><text:span text:style-name="T51"> ... </text:span><text:span text:style-name="T34">As desired</text:span></text:p>
        </text:list-item>
      </text:list>
      <text:list xml:id="list346419049" text:style-name="L2">
        <text:list-item>
          <text:list>
            <text:list-item>
              <text:p text:style-name="P26"><text:span text:style-name="T35">Rotor and formation light</text:span><text:span text:style-name="T36">s</text:span><text:span text:style-name="T52"> on </text:span><text:span text:style-name="T37">left wall </text:span><text:span text:style-name="T36">middle and forward</text:span><text:span text:style-name="T52"> </text:span></text:p>
            </text:list-item>
            <text:list-item>
              <text:p text:style-name="P26"><text:span text:style-name="T35">Nav, taxi, and landing lights</text:span><text:span text:style-name="T53"> on </text:span><text:span text:style-name="T35">left angled panel top</text:span></text:p>
            </text:list-item>
            <text:list-item>
              <text:p text:style-name="P26"><text:span text:style-name="T35">Cockpit </text:span><text:span text:style-name="T36">lighting</text:span><text:span text:style-name="T54"> and </text:span><text:span text:style-name="T36">dome light</text:span><text:span text:style-name="T53"> on </text:span><text:span text:style-name="T35">left wall rear</text:span></text:p>
            </text:list-item>
            <text:list-item>
              <text:p text:style-name="P26"><text:span text:style-name="T35">Panel lighting</text:span><text:span text:style-name="T53"> knobs on </text:span><text:span text:style-name="T35">right angled panel bottom</text:span><text:span text:style-name="T53"> and </text:span><text:span text:style-name="T35">right console rear inboard</text:span></text:p>
            </text:list-item>
            <text:list-item>
              <text:p text:style-name="P27"><text:span text:style-name="T35">A</text:span><text:span text:style-name="T23">utopilot panel lighting</text:span><text:span text:style-name="T47"> on </text:span><text:span text:style-name="T23">left angled panel</text:span><text:span text:style-name="T47"> above autopilot controls.</text:span></text:p>
            </text:list-item>
          </text:list>
        </text:list-item>
      </text:list>
      <text:list xml:id="list221627811038754" text:continue-list="list3922888384" text:style-name="L1">
        <text:list-item>
          <text:p text:style-name="P32"><text:span text:style-name="T17">R</text:span><text:span text:style-name="T18">adio</text:span><text:span text:style-name="T17">s</text:span><text:span text:style-name="T9"> ... </text:span><text:span text:style-name="T18">As desired</text:span><text:span text:style-name="T9">, see steps </text:span><text:span text:style-name="T10">on </text:span><text:span text:style-name="T11">other page</text:span></text:p>
        </text:list-item>
        <text:list-item>
          <text:p text:style-name="P23"><text:span text:style-name="T57">Turn on sight and </text:span><text:span text:style-name="T54">pilot</text:span><text:span text:style-name="T57"> weapon switches:</text:span></text:p>
          <text:list>
            <text:list-item>
              <text:p text:style-name="P28"><text:span text:style-name="T41">Sight mode SYNC/ASYNC</text:span><text:span text:style-name="T69"> switch ... </text:span><text:span text:style-name="T42">As desired</text:span><text:span text:style-name="T67"> </text:span><text:span text:style-name="T68">(UNSYNC recommended)</text:span><text:span text:style-name="T69"> (left side of gunsight base)</text:span></text:p>
              <text:list>
                <text:list-item>
                  <text:p text:style-name="P6"><text:span text:style-name="T15">U</text:span><text:span text:style-name="T16">NSYNC</text:span><text:span text:style-name="T21"> is for </text:span><text:span text:style-name="T16">stationary targets</text:span><text:span text:style-name="T21">: computer aim point </text:span><text:span text:style-name="T22">accounts for </text:span><text:span text:style-name="T21">wind and sideslip.</text:span></text:p>
                </text:list-item>
                <text:list-item>
                  <text:p text:style-name="P13"><text:span text:style-name="T1">SYNC</text:span> is for <text:span text:style-name="T1">moving targets</text:span>: track target for 2-3 seconds and computer provides lead calculation.</text:p>
                </text:list-item>
              </text:list>
            </text:list-item>
            <text:list-item>
              <text:p text:style-name="P14"><text:span text:style-name="T1">Sight mode MANUAL/AUTO</text:span> switch ... <text:span text:style-name="T1">AUTO</text:span> <text:span text:style-name="T84">(up)</text:span> (left side of gunsight base)</text:p>
              <text:list>
                <text:list-item>
                  <text:p text:style-name="P15"><text:span text:style-name="T1">AUTO</text:span> mode calculates range based on radar altitude and pitch angle. <text:s/>If target is on higher ground than you're flying over, aim below target.</text:p>
                </text:list-item>
                <text:list-item>
                  <text:p text:style-name="P16">When in <text:span text:style-name="T1">MANUAL</text:span> mode, set range to target with knob in center console.</text:p>
                </text:list-item>
              </text:list>
            </text:list-item>
            <text:list-item>
              <text:p text:style-name="P14"><text:span text:style-name="T1">"RANGE INSERT" Sight distance MANUAL/AUTO</text:span> switch ... <text:span text:style-name="T1">AUT</text:span> <text:span text:style-name="T84">(up)</text:span> (center console, top row left)</text:p>
            </text:list-item>
            <text:list-item>
              <text:p text:style-name="P17"><text:span text:style-name="T1">Sight power ON/OFF</text:span> switch ... <text:span text:style-name="T1">SIGHT</text:span> (up) (center console, top row right)</text:p>
            </text:list-item>
            <text:list-item>
              <text:p text:style-name="P17"><text:span text:style-name="T1">"FIRE CTRL" Weapon control ON/OFF</text:span> switch ... <text:span text:style-name="T1">ON</text:span> (up) (center console, center left)</text:p>
            </text:list-item>
            <text:list-item>
              <text:p text:style-name="P28"><text:span text:style-name="T43">Gunsight brightness</text:span><text:span text:style-name="T70"> ... </text:span><text:span text:style-name="T43">As </text:span><text:span text:style-name="T44">desired</text:span><text:span text:style-name="T70"> </text:span><text:span text:style-name="T71">(</text:span><text:span text:style-name="T45">GRID BRT</text:span><text:span text:style-name="T71"> knob on right side of gunsight base)</text:span></text:p>
            </text:list-item>
            <text:list-item>
              <text:p text:style-name="P6"><text:span text:style-name="T12">Gunsight glass position</text:span><text:span text:style-name="T19"> ... </text:span><text:span text:style-name="T12">As </text:span><text:span text:style-name="T13">desired </text:span><text:span text:style-name="T20">(</text:span><text:span text:style-name="T14">Shift-Coll. Metal Switch 1 forward/back to unlock/unlock</text:span><text:span text:style-name="T8">, </text:span><text:span text:style-name="T14">Coll. Metal Switch 1 forward/back</text:span><text:span text:style-name="T8"> to adjust</text:span><text:span text:style-name="T20">)</text:span></text:p>
            </text:list-item>
            <text:list-item>
              <text:p text:style-name="P18"><text:span text:style-name="T1">Aux Stores Light</text:span> switch ... <text:span text:style-name="T1">ON</text:span> <text:span text:style-name="T85">(turns on pylon lights at bottom of center console) </text:span>(<text:span text:style-name="T84">front right panel, bottom)</text:span></text:p>
            </text:list-item>
          </text:list>
        </text:list-item>
        <text:list-item>
          <text:p text:style-name="P10"><text:span text:style-name="T6">Arm weapons</text:span><text:span text:style-name="T75"> ... Front seat </text:span><text:span text:style-name="T72">(</text:span><text:span text:style-name="T5">LCtrl-W</text:span><text:span text:style-name="T72"> </text:span><text:span text:style-name="T74">or </text:span><text:span text:style-name="T3">Trim Hat Press, Trim Hat up </text:span><text:span text:style-name="T4">long</text:span><text:span text:style-name="T72"> to tell Petrovich to do it, takes 5-7 minutes)</text:span></text:p>
        </text:list-item>
        <text:list-item>
          <text:p text:style-name="P24"><text:span text:style-name="T30">Doppler navigation system</text:span><text:span text:style-name="T55"> ... </text:span><text:span text:style-name="T30">As desired</text:span><text:span text:style-name="T55"> </text:span><text:span text:style-name="T52">(right </text:span><text:span text:style-name="T58">angled</text:span><text:span text:style-name="T52"> panel)</text:span><text:span text:style-name="T55">, </text:span><text:span text:style-name="T59">also set heading bugs if </text:span><text:span text:style-name="T60">desired</text:span><text:span text:style-name="T59">.</text:span></text:p>
        </text:list-item>
        <text:list-item>
          <text:p text:style-name="P25"><text:span text:style-name="T38">E</text:span><text:span text:style-name="T39">ngine dust protection systems</text:span><text:span text:style-name="T61"> ... </text:span><text:span text:style-name="T39">As needed</text:span><text:span text:style-name="T61"> </text:span><text:span text:style-name="T52">(green guarded switch on left wall front, </text:span><text:span text:style-name="T56">below</text:span><text:span text:style-name="T52"> fire extinguisher buttons, left of R-863 radio controls)</text:span></text:p>
        </text:list-item>
        <text:list-item>
          <text:p text:style-name="P20"><text:span text:style-name="T77">Engine de-icing systems</text:span><text:span text:style-name="T80"> ... </text:span><text:span text:style-name="T77">As needed</text:span><text:span text:style-name="T80"> </text:span><text:span text:style-name="T81">(right console rear </text:span><text:span text:style-name="T82">outboard</text:span><text:span text:style-name="T81">) </text:span><text:span text:style-name="T80">(</text:span><text:span text:style-name="T83">to enable, </text:span><text:span text:style-name="T80">turn on all switches on ANTI-ICING SYSTEM panel except leave MAN/AUTO on AUTO??)</text:span></text:p>
        </text:list-item>
      </text:list>
      <text:p text:style-name="P4"/>
      <text:p text:style-name="P3">GUNNER Before takeoff, for human gunner only -- WIP </text:p>
      <text:list xml:id="list1698243721" text:style-name="L3">
        <text:list-item>
          <text:p text:style-name="P19"><text:span text:style-name="T1">Main Weapon Safety</text:span> switch ... <text:span text:style-name="T1">ON</text:span> (<text:span text:style-name="T84">or press B2 button when in back seat)</text:span></text:p>
        </text:list-item>
        <text:list-item>
          <text:p text:style-name="P19"><text:span text:style-name="T1">USR-24 power</text:span> switch ... <text:span text:style-name="T1">ON</text:span></text:p>
        </text:list-item>
        <text:list-item>
          <text:p text:style-name="P19"><text:span text:style-name="T1">USR-24 test</text:span> switch ... <text:span text:style-name="T1">OPER</text:span></text:p>
        </text:list-item>
        <text:list-item>
          <text:p text:style-name="P11"><text:span text:style-name="T1">Pitot heat</text:span> ... <text:span text:style-name="T1">ON</text:span> if OAT &lt;= 5 deg C (front seat??)</text:p>
        </text:list-item>
      </text:list>
      <text:p text:style-name="P4"/>
      <text:p text:style-name="P2">Performance limits</text:p>
      <text:list xml:id="list2520479021" text:style-name="L4">
        <text:list-item>
          <text:p text:style-name="P29"><text:span text:style-name="T62">Max fully loaded speed: ~</text:span><text:span text:style-name="T63">31</text:span><text:span text:style-name="T62">0 kph </text:span><text:span text:style-name="T63">(167 kts) </text:span><text:span text:style-name="T64">(with </text:span><text:span text:style-name="T63">4x ATGM + 4x rocket pods or 8x ATGM + 2x rocket pods</text:span><text:span text:style-name="T64">)</text:span></text:p>
        </text:list-item>
        <text:list-item>
          <text:p text:style-name="P29"><text:span text:style-name="T40">Vne</text:span><text:span text:style-name="T62"> speed: </text:span><text:span text:style-name="T65">335 kph officially. <text:s/>Retreating blade stall happens</text:span><text:span text:style-name="T62"> </text:span><text:span text:style-name="T40">~370 kph</text:span><text:span text:style-name="T62">, </text:span><text:span text:style-name="T65">m</text:span><text:span text:style-name="T63">ay roll uncontrollably to the right; flatten collective immediately to attempt recovery.</text:span></text:p>
        </text:list-item>
        <text:list-item>
          <text:p text:style-name="P31"><text:span text:style-name="T63">B</text:span><text:span text:style-name="T47">est climb speed: 130-140 kph</text:span></text:p>
        </text:list-item>
        <text:list-item>
          <text:p text:style-name="P12">Engine power limits:</text:p>
          <text:list>
            <text:list-item>
              <text:p text:style-name="P12">Max Rated/Takeoff: 990 deg C TIT, 101% N1, 6 minutes</text:p>
            </text:list-item>
            <text:list-item>
              <text:p text:style-name="P12">Max Limited Cruise: 955 deg C TIT, 99% N1, 60 minutes</text:p>
            </text:list-item>
            <text:list-item>
              <text:p text:style-name="P12">No time limits below these, but higher temps and RPM may reduce engine service life.</text:p>
            </text:list-item>
          </text:list>
        </text:list-item>
        <text:list-item>
          <text:p text:style-name="P12">Main rotor RPM limits:</text:p>
          <text:list>
            <text:list-item>
              <text:p text:style-name="P30"><text:span text:style-name="T66">Max Rated/Takeoff: 10</text:span><text:span text:style-name="T61">3</text:span><text:span text:style-name="T66">% RPM max, </text:span><text:span text:style-name="T61">2</text:span><text:span text:style-name="T66">0 sec; 88% RPM min, 30 sec</text:span></text:p>
            </text:list-item>
            <text:list-item>
              <text:p text:style-name="P12">Max Limited Cruise: 101% RPM, 20 sec</text:p>
            </text:list-item>
            <text:list-item>
              <text:p text:style-name="P12">Below Max Limited Cruise: 103% RPM, 20 sec</text:p>
            </text:list-item>
          </text:list>
        </text:list-item>
        <text:list-item>
          <text:p text:style-name="P30"><text:span text:style-name="T66">Normal cruise rotor RPM: 9</text:span><text:span text:style-name="T61">3-97</text:span><text:span text:style-name="T66">%</text:span></text:p>
        </text:list-item>
        <text:list-item>
          <text:p text:style-name="P12"><text:span text:style-name="T1">Generator cutoff RPM</text:span>: <text:span text:style-name="T2">86-</text:span><text:span text:style-name="T1">88%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10T22:16:26.210000000</dc:date>
    <meta:editing-duration>PT12H3M34S</meta:editing-duration>
    <meta:editing-cycles>8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629" meta:character-count="3472" meta:non-whitespace-character-count="2932"/>
  </office:meta>
</office:document-meta>
</file>